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iron" svg:font-family="Aniron" style:font-pitch="variable"/>
    <style:font-face style:name="Party Business" svg:font-family="'Party Busines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niron" officeooo:rsid="000c7090" officeooo:paragraph-rsid="000c7090"/>
    </style:style>
    <style:style style:name="P2" style:family="paragraph" style:parent-style-name="Standard">
      <style:text-properties style:font-name="Party Business" fo:font-size="36pt" officeooo:rsid="000c7090" officeooo:paragraph-rsid="000c7090" style:font-size-asian="31.5pt" style:font-size-complex="3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IRON</text:p>
      <text:p text:style-name="P1">Azertyuiopmlkjhgfdsqnbvcxw</text:p>
      <text:p text:style-name="P1"/>
      <text:p text:style-name="P2">party business</text:p>
      <text:p text:style-name="P2">azertyuiopmlkjhgfdsqnbvcxw</text:p>
      <text:p text:style-name="P2"/>
      <text:p text:style-name="P2">w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iron" svg:font-family="Aniron" style:font-pitch="variable"/>
    <style:font-face style:name="Party Business" svg:font-family="'Party Busines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4:49:50.216703716</meta:creation-date>
    <meta:editing-duration>PT35S</meta:editing-duration>
    <meta:editing-cycles>2</meta:editing-cycles>
    <meta:generator>LibreOffice/5.1.6.2$Linux_X86_64 LibreOffice_project/10m0$Build-2</meta:generator>
    <dc:date>2018-02-28T14:50:23.299187506</dc:date>
    <meta:document-statistic meta:table-count="0" meta:image-count="0" meta:object-count="0" meta:page-count="1" meta:paragraph-count="5" meta:word-count="6" meta:character-count="73" meta:non-whitespace-character-count="72"/>
  </office:meta>
</office:document-meta>
</file>